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486in" style:page-number="auto" table:align="margins" style:writing-mode="lr-tb"/>
    </style:style>
    <style:style style:name="Tabla1.A" style:family="table-column">
      <style:table-column-properties style:column-width="7.0486in" style:rel-column-width="65535*"/>
    </style:style>
    <style:style style:name="Tabla1.A1" style:family="table-cell">
      <style:table-cell-properties fo:padding="0.0382in" fo:border-left="none" fo:border-right="none" fo:border-top="none" fo:border-bottom="2.5pt solid #000000"/>
    </style:style>
    <style:style style:name="Table3" style:family="table">
      <style:table-properties style:width="7.0486in" table:align="margins" style:writing-mode="lr-tb"/>
    </style:style>
    <style:style style:name="Table3.A" style:family="table-column">
      <style:table-column-properties style:column-width="7.0486in" style:rel-column-width="65535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1" style:family="table">
      <style:table-properties style:width="7.0486in" table:align="margins" style:writing-mode="lr-tb"/>
    </style:style>
    <style:style style:name="Table1.A" style:family="table-column">
      <style:table-column-properties style:column-width="7.048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0486in" table:align="margins" style:writing-mode="lr-tb"/>
    </style:style>
    <style:style style:name="Table2.A" style:family="table-column">
      <style:table-column-properties style:column-width="7.0486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7.0486in" table:align="margins" style:writing-mode="lr-tb"/>
    </style:style>
    <style:style style:name="Table6.A" style:family="table-column">
      <style:table-column-properties style:column-width="7.0486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7.0486in" table:align="margins" style:writing-mode="lr-tb"/>
    </style:style>
    <style:style style:name="Table8.A" style:family="table-column">
      <style:table-column-properties style:column-width="7.04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0486in" table:align="margins" style:writing-mode="lr-tb"/>
    </style:style>
    <style:style style:name="Table9.A" style:family="table-column">
      <style:table-column-properties style:column-width="7.0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7.0486in" table:align="margins" style:writing-mode="lr-tb"/>
    </style:style>
    <style:style style:name="Table10.A" style:family="table-column">
      <style:table-column-properties style:column-width="7.0486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7.0486in" table:align="margins" style:writing-mode="lr-tb"/>
    </style:style>
    <style:style style:name="Table12.A" style:family="table-column">
      <style:table-column-properties style:column-width="7.0486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4ac52" officeooo:paragraph-rsid="0014ac52"/>
    </style:style>
    <style:style style:name="P8" style:family="paragraph" style:parent-style-name="Table_20_Contents">
      <style:text-properties officeooo:rsid="00187b04" officeooo:paragraph-rsid="00187b04"/>
    </style:style>
    <style:style style:name="P9" style:family="paragraph" style:parent-style-name="Table_20_Contents">
      <style:text-properties officeooo:rsid="00193652" officeooo:paragraph-rsid="00193652"/>
    </style:style>
    <style:style style:name="P10" style:family="paragraph" style:parent-style-name="Table_20_Contents">
      <style:text-properties officeooo:rsid="001a2298" officeooo:paragraph-rsid="001a2298"/>
    </style:style>
    <style:style style:name="P11" style:family="paragraph" style:parent-style-name="Standard" style:master-page-name="Standard">
      <style:paragraph-properties fo:margin-top="0.1181in" fo:margin-bottom="0.0591in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2" style:family="paragraph" style:parent-style-name="Table_20_Contents">
      <style:text-properties officeooo:rsid="001a2298" officeooo:paragraph-rsid="001a2298"/>
    </style:style>
    <style:style style:name="P13" style:family="paragraph" style:parent-style-name="Table_20_Contents">
      <style:text-properties officeooo:rsid="001b5b31" officeooo:paragraph-rsid="001b5b3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ac52"/>
    </style:style>
    <style:style style:name="T4" style:family="text">
      <style:text-properties officeooo:rsid="001a2298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draw:frame draw:style-name="fr1" draw:name="graphics1" text:anchor-type="paragraph" svg:width="6.972in" svg:height="0.4382in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Francisco Navarro Morales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/><text:span text:style-name="T3">30 </text:span><text:s/>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9">Me he percatado de un detalle curioso: al menos en mi ordenador ocurre que, si pongo umask a 777 (para probar a quitar todos los permisos en la creación), ¡no puedo compilar nada con gcc! </text:p>
            <text:p text:style-name="P9">Me salta este error:</text:p>
            <text:p text:style-name="P9">can’t open ‘/tmp/ccOl1xag.s’ for writing: Permission denied</text:p>
            <text:p text:style-name="P9">compilation terminated.</text:p>
            <text:p text:style-name="P9">Al parecer, gcc compila primero a ensamblador, en un archivo temporal que se crea según el <text:soft-page-break/>umask de tu directorio. Al poner umask a 777 gcc está creando ese archivo temporal sin ningún permiso de lectura y/o escritura, y cuando intenta arbrirlo para escribir en él se produce un error.</text:p>
            <text:p text:style-name="P9">La solución es simplemente cambiar umask a 000 (por ejemplo), compilar y luego volver a poner umask a 777 para probar los resultados.</text:p>
            <text:p text:style-name="P9">Espero que le sirva a alguien, un saludo! </text:p>
            <text:p text:style-name="P9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Para comprobar el correcto funcionamiento del programa, en primer lugar he comentado la parte de modificación de los permisos y he puesto el umask de mi terminal a 777 (eliminar todos los permisos). Al ejecutar el programa, se crearán dos archivos con la intención de que reciban permisos de ejecución, lectura y escritura para grupos, pero viéndose afectados por el umask. El primer archivo (archivo1) se creará con el umask heredado del terminal (777) y por eso al utilizar ls -l para comprobar sus permisos encontramos:</text:p>
            <text:p text:style-name="P8">---------- 1 pinguino pinguino <text:s text:c="3"/>0 nov 11 09:24 archivo1 (ningún permiso)</text:p>
            <text:p text:style-name="P8">El archivo2 se crea con umask a 0, por lo que obtendrá los permisos que se le intentaban dar:</text:p>
            <text:p text:style-name="P8">----rwx--- 1 pinguino pinguino <text:s text:c="3"/>0 nov 11 09:24 archivo2 (lectura, escritura y ejecución para grupos)</text:p>
            <text:p text:style-name="P9">A continuación he descomentado la parte que altera los permisos con chmod.</text:p>
            <text:p text:style-name="P9">Primero se comprueban los permisos con stat y luego se hace un chmod a cada uno de los archivos con la intención de <text:span text:style-name="T4">poner archivo2 con todos los permisos para usuario, solo escritura y lectura para grupo y lectura para otros. Archivo1 tendrá ahora los mismos permisos que antes más el permiso de ejecución para grupo y el byte de grupo activo.</text:span></text:p>
            <text:p text:style-name="P10">El resultado:</text:p>
            <text:p text:style-name="P10">------S--- 1 pinguino pinguino <text:s text:c="3"/>0 nov 11 09:38 archivo1</text:p>
            <text:p text:style-name="P10">-rwxrw-r-- 1 pinguino pinguino <text:s text:c="3"/>0 nov 11 09:38 archivo2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P13">ARCHIVO ADJUNTO : ejercicio2.c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P13">ARCHIVO ADJUNTO: ejercicio3.c </text:p>
            <text:p text:style-name="Table_20_Contents"/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6283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1-10-05T09:46:35</meta:creation-date>
    <dc:date>2016-11-13T18:33:51.174145484</dc:date>
    <meta:print-date>2011-10-06T10:39:21</meta:print-date>
    <meta:editing-cycles>186</meta:editing-cycles>
    <meta:editing-duration>PT21H42M7S</meta:editing-duration>
    <meta:document-statistic meta:table-count="9" meta:image-count="1" meta:object-count="0" meta:page-count="3" meta:paragraph-count="34" meta:word-count="506" meta:character-count="3018" meta:non-whitespace-character-count="2521"/>
    <meta:user-defined meta:name="Información 1"/>
    <meta:user-defined meta:name="Información 2"/>
    <meta:user-defined meta:name="Información 3"/>
    <meta:user-defined meta:name="Información 4"/>
  </office:meta>
</office:document-meta>
</file>